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7bfb" officeooo:paragraph-rsid="00177bfb"/>
    </style:style>
    <style:style style:name="P2" style:family="paragraph" style:parent-style-name="Standard">
      <style:text-properties officeooo:rsid="00177bfb" officeooo:paragraph-rsid="001acb42"/>
    </style:style>
    <style:style style:name="P3" style:family="paragraph" style:parent-style-name="Standard">
      <style:text-properties officeooo:rsid="00191305" officeooo:paragraph-rsid="00191305"/>
    </style:style>
    <style:style style:name="P4" style:family="paragraph" style:parent-style-name="Standard">
      <style:text-properties officeooo:rsid="00191305" officeooo:paragraph-rsid="001acb42"/>
    </style:style>
    <style:style style:name="P5" style:family="paragraph" style:parent-style-name="Standard">
      <style:text-properties officeooo:rsid="00191305" officeooo:paragraph-rsid="001e76de"/>
    </style:style>
    <style:style style:name="P6" style:family="paragraph" style:parent-style-name="Standard">
      <style:text-properties officeooo:rsid="001c5c2a" officeooo:paragraph-rsid="001c5c2a"/>
    </style:style>
    <style:style style:name="P7" style:family="paragraph" style:parent-style-name="Standard">
      <style:paragraph-properties fo:text-align="center" style:justify-single-word="false"/>
      <style:text-properties fo:font-size="18pt" fo:font-weight="bold" officeooo:rsid="00177bfb" officeooo:paragraph-rsid="00177bfb" style:font-size-asian="18pt" style:font-weight-asian="bold" style:font-size-complex="18pt" style:font-weight-complex="bold"/>
    </style:style>
    <style:style style:name="P8" style:family="paragraph" style:parent-style-name="Standard">
      <style:text-properties officeooo:rsid="001d27cb" officeooo:paragraph-rsid="001d27cb"/>
    </style:style>
    <style:style style:name="P9" style:family="paragraph" style:parent-style-name="Standard">
      <style:text-properties fo:font-size="14pt" fo:font-weight="bold" officeooo:rsid="00177bfb" officeooo:paragraph-rsid="001acb42" style:font-size-asian="14pt" style:font-weight-asian="bold" style:font-size-complex="14pt" style:font-weight-complex="bold"/>
    </style:style>
    <style:style style:name="P10" style:family="paragraph" style:parent-style-name="Standard">
      <style:text-properties fo:font-size="14pt" fo:font-weight="bold" officeooo:rsid="00191305" officeooo:paragraph-rsid="001acb42" style:font-size-asian="14pt" style:font-weight-asian="bold" style:font-size-complex="14pt" style:font-weight-complex="bold"/>
    </style:style>
    <style:style style:name="T1" style:family="text">
      <style:text-properties officeooo:rsid="001820f8"/>
    </style:style>
    <style:style style:name="T2" style:family="text">
      <style:text-properties officeooo:rsid="001876f8"/>
    </style:style>
    <style:style style:name="T3" style:family="text">
      <style:text-properties officeooo:rsid="00191305"/>
    </style:style>
    <style:style style:name="T4" style:family="text">
      <style:text-properties officeooo:rsid="0019c15f"/>
    </style:style>
    <style:style style:name="T5" style:family="text">
      <style:text-properties officeooo:rsid="0019edc3"/>
    </style:style>
    <style:style style:name="T6" style:family="text">
      <style:text-properties officeooo:rsid="001acb42"/>
    </style:style>
    <style:style style:name="T7" style:family="text">
      <style:text-properties officeooo:rsid="001c5c2a"/>
    </style:style>
    <style:style style:name="T8" style:family="text">
      <style:text-properties officeooo:rsid="001d27cb"/>
    </style:style>
    <style:style style:name="T9" style:family="text">
      <style:text-properties fo:font-weight="bold" style:font-weight-asian="bold" style:font-weight-complex="bold"/>
    </style:style>
    <style:style style:name="T10" style:family="text">
      <style:text-properties fo:background-color="#ffff00" loext:char-shading-value="0"/>
    </style:style>
    <style:style style:name="T11" style:family="text">
      <style:text-properties officeooo:rsid="001d27cb" fo:background-color="#ffff00" loext:char-shading-value="0"/>
    </style:style>
    <style:style style:name="T12" style:family="text">
      <style:text-properties officeooo:rsid="001d27cb" fo:background-color="#ffff00" loext:char-shading-value="0"/>
    </style:style>
    <style:style style:name="T13" style:family="text">
      <style:text-properties fo:background-color="#ffff00" loext:char-shading-value="0"/>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729fcf" loext:opacity="100%" officeooo:rsid="001820f8"/>
    </style:style>
    <style:style style:name="T16" style:family="text">
      <style:text-properties fo:color="#729fcf" loext:opacity="100%" officeooo:rsid="001876f8"/>
    </style:style>
    <style:style style:name="T17" style:family="text">
      <style:text-properties fo:color="#729fcf" loext:opacity="100%" officeooo:rsid="00191305"/>
    </style:style>
    <style:style style:name="T18" style:family="text">
      <style:text-properties fo:color="#729fcf" loext:opacity="100%" officeooo:rsid="001acb42"/>
    </style:style>
    <style:style style:name="T19" style:family="text">
      <style:text-properties fo:color="#729fcf" loext:opacity="100%" officeooo:rsid="001c5c2a"/>
    </style:style>
    <style:style style:name="T20" style:family="text">
      <style:text-properties fo:color="#729fcf" loext:opacity="100%" fo:font-weight="bold" officeooo:rsid="001820f8" style:font-weight-asian="bold" style:font-weight-complex="bold"/>
    </style:style>
    <style:style style:name="T21" style:family="text">
      <style:text-properties fo:color="#729fcf" loext:opacity="100%" fo:font-weight="bold" officeooo:rsid="001876f8" style:font-weight-asian="bold" style:font-weight-complex="bold"/>
    </style:style>
    <style:style style:name="T22" style:family="text">
      <style:text-properties fo:color="#729fcf" loext:opacity="100%" fo:font-weight="bold" officeooo:rsid="00191305" style:font-weight-asian="bold" style:font-weight-complex="bold"/>
    </style:style>
    <style:style style:name="T23" style:family="text">
      <style:text-properties fo:color="#729fcf" loext:opacity="100%" fo:font-weight="bold" officeooo:rsid="001acb42" style:font-weight-asian="bold" style:font-weight-complex="bold"/>
    </style:style>
    <style:style style:name="T24" style:family="text">
      <style:text-properties fo:color="#729fcf" loext:opacity="100%" fo:font-weight="bold" officeooo:rsid="001c5c2a" style:font-weight-asian="bold" style:font-weight-complex="bold"/>
    </style:style>
    <style:style style:name="T25" style:family="text">
      <style:text-properties fo:color="#c9211e" loext:opacity="100%"/>
    </style:style>
    <style:style style:name="T26" style:family="text">
      <style:text-properties fo:color="#c9211e" loext:opacity="100%" officeooo:rsid="0019edc3"/>
    </style:style>
    <style:style style:name="T27" style:family="text">
      <style:text-properties fo:color="#c9211e" loext:opacity="100%" officeooo:rsid="001acb42"/>
    </style:style>
    <style:style style:name="T28" style:family="text">
      <style:text-properties fo:color="#c9211e" loext:opacity="100%" officeooo:rsid="001c5c2a"/>
    </style:style>
    <style:style style:name="T29" style:family="text">
      <style:text-properties fo:color="#c9211e" loext:opacity="100%" fo:font-weight="bold" style:font-weight-asian="bold" style:font-weight-complex="bold"/>
    </style:style>
    <style:style style:name="T30" style:family="text">
      <style:text-properties fo:color="#c9211e" loext:opacity="100%" fo:font-weight="bold" officeooo:rsid="001c5c2a" style:font-weight-asian="bold" style:font-weight-complex="bold"/>
    </style:style>
    <style:style style:name="T31" style:family="text">
      <style:text-properties fo:color="#c9211e" loext:opacity="100%" fo:font-weight="bold" officeooo:rsid="001acb42" style:font-weight-asian="bold" style:font-weight-complex="bold"/>
    </style:style>
    <style:style style:name="T32" style:family="text">
      <style:text-properties fo:color="#c9211e" loext:opacity="100%" fo:font-weight="bold" officeooo:rsid="0019edc3" style:font-weight-asian="bold" style:font-weight-complex="bold"/>
    </style:style>
    <style:style style:name="T33" style:family="text">
      <style:text-properties fo:color="#acb20c" loext:opacity="100%" officeooo:rsid="001e76de"/>
    </style:style>
    <style:style style:name="T34" style:family="text">
      <style:text-properties fo:color="#acb20c" loext:opacity="100%" officeooo:rsid="0019c15f"/>
    </style:style>
    <style:style style:name="T35" style:family="text">
      <style:text-properties fo:color="#acb20c" loext:opacity="100%" fo:font-weight="bold" officeooo:rsid="001e76de" style:font-weight-asian="bold" style:font-weight-complex="bold"/>
    </style:style>
    <style:style style:name="T36" style:family="text">
      <style:text-properties fo:color="#acb20c" loext:opacity="100%" fo:font-weight="bold" officeooo:rsid="0019c15f" style:font-weight-asian="bold" style:font-weight-complex="bold"/>
    </style:style>
    <style:style style:name="T37" style:family="text">
      <style:text-properties fo:color="#acb20c" loext:opacity="100%" fo:font-weight="bold" officeooo:rsid="0019edc3" style:font-weight-asian="bold" style:font-weight-complex="bold"/>
    </style:style>
    <style:style style:name="T38" style:family="text">
      <style:text-properties fo:color="#acb20c" loext:opacity="100%" fo:font-weight="bold" officeooo:rsid="001c5c2a" style:font-weight-asian="bold" style:font-weight-complex="bold"/>
    </style:style>
    <style:style style:name="T39" style:family="text">
      <style:text-properties fo:color="#acb20c" loext:opacity="100%" fo:font-weight="bold" officeooo:rsid="001876f8" style:font-weight-asian="bold" style:font-weight-complex="bold"/>
    </style:style>
    <style:style style:name="T40" style:family="text">
      <style:text-properties fo:color="#acb20c" loext:opacity="100%" officeooo:rsid="0019edc3"/>
    </style:style>
    <style:style style:name="T41" style:family="text">
      <style:text-properties fo:color="#acb20c" loext:opacity="100%" officeooo:rsid="001c5c2a"/>
    </style:style>
    <style:style style:name="T42" style:family="text">
      <style:text-properties fo:color="#acb20c" loext:opacity="100%" officeooo:rsid="001876f8"/>
    </style:style>
    <style:style style:name="T43" style:family="text">
      <style:text-properties officeooo:rsid="001e76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ÉVALUATION 2</text:p>
      <text:p text:style-name="P7"/>
      <text:p text:style-name="P1"/>
      <text:p text:style-name="P1"><text:span text:style-name="T14">1.</text:span> voir schéma sur <text:span text:style-name="T9">LOOPING</text:span> « <text:span text:style-name="T13">Evaluation2.</text:span><text:span text:style-name="T12">loo</text:span> »</text:p>
      <text:p text:style-name="P1"/>
      <text:p text:style-name="P9">2.</text:p>
      <text:p text:style-name="P2"/>
      <text:p text:style-name="P2">- Pour les association voici les changement apportée du modèle conceptuelle des données MCD au passage du modèle physique des données MPD :</text:p>
      <text:p text:style-name="P1"/>
      <text:p text:style-name="P1">- <text:span text:style-name="T6">P</text:span><text:span text:style-name="T1">our </text:span><text:span text:style-name="T20">l’association Passe</text:span><text:span text:style-name="T15"> </text:span><text:span text:style-name="T1">Disparaît et la clé primaire de client et directement transféré à la table commande en tant que clé étrangère, cela ce produit car il y a une cardinalité 1,1 de commande vers client</text:span></text:p>
      <text:p text:style-name="P1"/>
      <text:p text:style-name="P1">- <text:span text:style-name="T2">Pour </text:span><text:span text:style-name="T21">l’association SeComp</text:span><text:span text:style-name="T22">o</text:span><text:span text:style-name="T21">seDe</text:span><text:span text:style-name="T2"> , une nouvelle table est crée contenant les clé primaires de commande(</text:span><text:span text:style-name="T39">N°commande</text:span><text:span text:style-name="T2">) et de article (</text:span><text:span text:style-name="T39">N°article</text:span><text:span text:style-name="T2">) et contient la quantité et le taux_TVA qui lu sont propre.</text:span></text:p>
      <text:p text:style-name="P1"/>
      <text:p text:style-name="P1"/>
      <text:p text:style-name="P10">3.</text:p>
      <text:p text:style-name="P4"/>
      <text:p text:style-name="P4">- Pour la <text:span text:style-name="T29">table Client</text:span> un numéro lui est attribuer pour l’identifier plus facileme<text:span text:style-name="T4">n</text:span>t <text:span text:style-name="T4">et pouvoir retrouver ses commandes et ses article à partir de ce </text:span><text:span text:style-name="T35">N°client</text:span><text:span text:style-name="T36"> </text:span><text:span text:style-name="T4">qui devient la clé primaire de cette table</text:span>, <text:span text:style-name="T4">les autre info de la table resteront dans cette dernière.</text:span></text:p>
      <text:p text:style-name="P3"/>
      <text:p text:style-name="P3">- <text:span text:style-name="T5">Pour la </text:span><text:span text:style-name="T32">table Commande</text:span><text:span text:style-name="T5"> on choisit comme clé primaire le </text:span><text:span text:style-name="T37">N°commande</text:span><text:span text:style-name="T5"> comme clé primaire et à </text:span><text:span text:style-name="T6">partir de celle-ci on peut retrouver les article commander , il prend en clé étrangère celle de client ce qui nous permettra de savoir quelle client à passer cette commande.la table nous donne une vison global de la commande client,</text:span></text:p>
      <text:p text:style-name="P3"/>
      <text:p text:style-name="P5">- <text:span text:style-name="T6">Pour la </text:span><text:span text:style-name="T31">table SeComposeDe</text:span><text:span text:style-name="T27"> </text:span><text:span text:style-name="T6">Il hérite des clés étrangère de commande</text:span><text:span text:style-name="T43">(</text:span><text:span text:style-name="T37">N°commande</text:span><text:span text:style-name="T43">)</text:span><text:span text:style-name="T6"> et d’article </text:span><text:span text:style-name="T43">(</text:span><text:span text:style-name="T38">N°article</text:span><text:span text:style-name="T43">)</text:span><text:span text:style-name="T6"> qui permet de savoir de quoi est composer la commande en détail. Ces clés sont aussi ses primaires </text:span><text:span text:style-name="T23">car elle est une table </text:span><text:span text:style-name="T24">associatif</text:span><text:span text:style-name="T7"> .</text:span></text:p>
      <text:p text:style-name="P3"/>
      <text:p text:style-name="P3">- <text:span text:style-name="T7">Pour la </text:span><text:span text:style-name="T30">table Article</text:span><text:span text:style-name="T7"> on prend </text:span><text:span text:style-name="T38">N°article</text:span><text:span text:style-name="T7"> comme clé primaire et il n’hérite d’aucune clé étrangère car cette table sert juste pour les article mais avec la clés primaire on peut remonter jusqu’au commande et les clients qu’il l’on commander .</text:span></text:p>
      <text:p text:style-name="P3"/>
      <text:p text:style-name="P6">Les clé choisit sont des champs <text:span text:style-name="T9">auto-incrementer</text:span> afin qu’il n’y ai pas d’interférence <text:span text:style-name="T8">avec de numéro qui serait identique </text:span>.</text:p>
      <text:p text:style-name="P6"/>
      <text:p text:style-name="P8"><text:span text:style-name="T14">4.</text:span> Pour le script SQL voir le fichier « <text:span text:style-name="T13">Evaluation2.txt</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9:53:52.833767943</meta:creation-date>
    <meta:generator>LibreOffice/7.3.7.2$Linux_X86_64 LibreOffice_project/30$Build-2</meta:generator>
    <dc:date>2024-04-23T11:10:48.015971636</dc:date>
    <meta:editing-duration>PT54M</meta:editing-duration>
    <meta:editing-cycles>8</meta:editing-cycles>
    <meta:document-statistic meta:table-count="0" meta:image-count="0" meta:object-count="0" meta:page-count="1" meta:paragraph-count="13" meta:word-count="318" meta:character-count="1857" meta:non-whitespace-character-count="1552"/>
  </office:meta>
</office:document-meta>
</file>